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9155" officeooo:paragraph-rsid="00129155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12pt" officeooo:rsid="00129155" officeooo:paragraph-rsid="0012915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2pt" officeooo:rsid="00129155" officeooo:paragraph-rsid="0015368a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libri1" fo:font-size="12pt" fo:font-weight="bold" officeooo:rsid="00129155" officeooo:paragraph-rsid="00129155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00000" style:font-name="Calibri1" fo:font-size="14pt" fo:font-weight="bold" officeooo:rsid="00129155" officeooo:paragraph-rsid="0012915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Calibri1" fo:font-size="12pt" officeooo:paragraph-rsid="00129155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rsid="00129155" officeooo:paragraph-rsid="00129155" style:font-size-asian="12pt" style:font-style-asian="normal" style:font-weight-asian="normal" style:font-size-complex="12pt" style:text-emphasize="none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rsid="00129155" officeooo:paragraph-rsid="0015368a" style:font-size-asian="12pt" style:font-style-asian="normal" style:font-weight-asian="normal" style:font-size-complex="12pt" style:text-emphasize="none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rsid="00129155" officeooo:paragraph-rsid="00129155" style:font-size-asian="12pt" style:font-style-asian="normal" style:font-weight-asian="normal" style:font-size-complex="12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paragraph-rsid="00129155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rsid="00129155" officeooo:paragraph-rsid="00129155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officeooo:rsid="00129155" officeooo:paragraph-rsid="00129155" style:font-size-asian="12pt" style:font-style-asian="normal" style:font-weight-asian="bold" style:font-size-complex="12pt" style:font-weight-complex="bold" style:text-emphasize="none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officeooo:rsid="0018e048" officeooo:paragraph-rsid="0018e048" style:font-size-asian="12.25pt" style:font-style-asian="normal" style:font-weight-asian="bold" style:font-size-complex="14pt" style:font-weight-complex="bold" style:text-emphasize="none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29155" officeooo:paragraph-rsid="00129155" style:font-size-asian="11pt" style:font-style-asian="normal" style:font-weight-asian="normal" style:text-emphasize="none"/>
    </style:style>
    <style:style style:name="P17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29155" officeooo:paragraph-rsid="00129155" style:font-size-asian="11pt" style:font-style-asian="normal" style:font-weight-asian="normal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8e048" officeooo:paragraph-rsid="0018e048" style:font-size-asian="11pt" style:font-style-asian="normal" style:font-weight-asian="normal" style:text-emphasize="none"/>
    </style:style>
    <style:style style:name="P19" style:family="paragraph" style:parent-style-name="Standard" style:list-style-name="L1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8e048" officeooo:paragraph-rsid="0018e048" style:font-size-asian="11pt" style:font-style-asian="normal" style:font-weight-asian="normal" style:text-emphasize="none"/>
    </style:style>
    <style:style style:name="P20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8e048" officeooo:paragraph-rsid="0018e048" style:font-size-asian="11pt" style:font-style-asian="normal" style:font-weight-asian="normal" style:text-emphasize="none"/>
    </style:style>
    <style:style style:name="P21" style:family="paragraph" style:parent-style-name="Standard" style:list-style-name="L2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8e048" officeooo:paragraph-rsid="0018e048" style:font-size-asian="11pt" style:font-style-asian="normal" style:font-weight-asian="normal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paragraph-rsid="00129155" style:font-size-asian="11pt" style:font-style-asian="normal" style:font-weight-asian="normal" style:font-weight-complex="normal" style:text-emphasize="none"/>
    </style:style>
    <style:style style:name="P23" style:family="paragraph" style:parent-style-name="Standard" style:list-style-name="L3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8e048" officeooo:paragraph-rsid="0018e048" style:font-size-asian="9.60000038146973pt" style:font-style-asian="normal" style:font-weight-asian="normal" style:font-size-complex="11pt" style:font-weight-complex="normal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officeooo:paragraph-rsid="00129155" style:font-size-asian="11pt" style:font-style-asian="normal" style:font-weight-asian="bold" style:font-weight-complex="normal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officeooo:rsid="00129155" officeooo:paragraph-rsid="00129155" style:font-size-asian="11pt" style:font-style-asian="normal" style:font-weight-asian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18e048" officeooo:paragraph-rsid="0018e048" style:font-size-asian="10.5pt" style:font-style-asian="normal" style:font-weight-asian="bold" style:font-size-complex="12pt" style:font-weight-complex="bold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18e048" officeooo:paragraph-rsid="0018e048" style:font-size-asian="12pt" style:font-style-asian="normal" style:font-weight-asian="bold" style:font-size-complex="12pt" style:font-weight-complex="bold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800000" style:text-outline="false" style:text-line-through-style="none" style:text-line-through-type="none" style:font-name="Calibri1" fo:font-size="14pt" fo:font-style="normal" fo:text-shadow="none" style:text-underline-style="none" fo:font-weight="bold" officeooo:rsid="00129155" officeooo:paragraph-rsid="00129155" style:font-size-asian="14pt" style:font-style-asian="normal" style:font-weight-asian="bold" style:font-size-complex="14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99" style:text-outline="false" style:text-line-through-style="none" style:text-line-through-type="none" style:font-name="Calibri" fo:font-size="14pt" fo:font-style="normal" fo:text-shadow="none" style:text-underline-style="none" fo:font-weight="bold" officeooo:rsid="0018e048" officeooo:paragraph-rsid="0018e048" style:font-size-asian="12.25pt" style:font-style-asian="normal" style:font-weight-asian="bold" style:font-size-complex="14pt" style:font-weight-complex="bold" style:text-emphasize="none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29155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29155" style:font-style-asian="normal" style:font-weight-asian="normal" style:font-weight-complex="normal" style:text-emphasize="none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ICK OFF Progetto RICORDI</text:p>
      <text:p text:style-name="P2"/>
      <text:p text:style-name="P7"/>
      <text:p text:style-name="P3"><text:span text:style-name="T5">Obiettivo</text:span><text:span text:style-name="T1">: </text:span></text:p>
      <text:p text:style-name="P8">- descrizione degli obiettivi progettuali, azioni ed attività, composizione del Comitato Scientifico, ruoli e responsabilità per le diverse azioni progettuali</text:p>
      <text:p text:style-name="P2"/>
      <text:p text:style-name="P4">Output:</text:p>
      <text:p text:style-name="P9">- materiale kickoff di Progetto</text:p>
      <text:p text:style-name="P10">- matrice RACI per tutte le azioni ed attività del Progetto, con assegnazione di Ruoli e Responsabilità nel gruppo di lavoro e Comitato Scientifico</text:p>
      <text:p text:style-name="P10">- pianificazione di massima del Progetto, delle azioni ed attività</text:p>
      <text:p text:style-name="P10">- definizione dei prossimi passi</text:p>
      <text:p text:style-name="P10"/>
      <text:p text:style-name="P10"/>
      <text:p text:style-name="P28">Riunione Comitato Scientifico</text:p>
      <text:p text:style-name="P12"/>
      <text:p text:style-name="P13">Obiettivi:</text:p>
      <text:p text:style-name="P6"><text:span text:style-name="T2">-</text:span><text:span text:style-name="T4"> Definizione di metodologia di Direzione, Coordinamento e Monitoraggio del Progetto, </text:span><text:span text:style-name="T3">inclusa la gestione dei rischi di progetto e la metodologia di raccolta e condivisione dei documenti di Progetto e la strategia di comunicazione</text:span></text:p>
      <text:p text:style-name="P6"><text:span text:style-name="T3">- Definizione del Piano di Lavoro annuale e del Programma di lavoro, con descrizione dei task </text:span><text:span text:style-name="T1">progettuali e relativi obiettivi basati sulle azioni A1 - A5, indicatori e target</text:span></text:p>
      <text:p text:style-name="P11"/>
      <text:p text:style-name="P13">Output:</text:p>
      <text:p text:style-name="P6"><text:span text:style-name="T2">-</text:span><text:span text:style-name="T1"> metodologia progettuale per assicurare una gestione omnicomprensiva dei diversi aspetti da indirizzare e manutere durante l'intero ciclo di vita del progetto</text:span></text:p>
      <text:p text:style-name="P10">- strategia di comunicazione interna al gruppo di lavoro</text:p>
      <text:p text:style-name="P10">- Piano di Lavoro annuale</text:p>
      <text:p text:style-name="P10">- Programma di lavoro dettagliato dei task progettuali, con obiettivi, quick wins, risorse, prioritizzazione e dipendenze tra task, deliverable e tempistiche </text:p>
      <text:p text:style-name="P10">- indicatori e target progettuali</text:p>
      <text:p text:style-name="P10"/>
      <text:p text:style-name="P14"/>
      <text:p text:style-name="P29">Dettaglio materiale</text:p>
      <text:p text:style-name="P29"/>
      <text:p text:style-name="P26">Slides/materiale Kick-off:</text:p>
      <text:p text:style-name="P16"/>
      <text:list xml:id="list7194573641035994077" text:style-name="L1">
        <text:list-item>
          <text:p text:style-name="P19">Presentazione progetto → IBACN</text:p>
        </text:list-item>
        <text:list-item>
          <text:p text:style-name="P19">Ruoli e responsabilità progetto, matrice RACI, membri Comitato Scientifico → PaT</text:p>
        </text:list-item>
        <text:list-item>
          <text:p text:style-name="P19">Rapporti con Agenzia, impegni amministrativi, rendicontazione spese, scadenze, budget → PaT</text:p>
        </text:list-item>
      </text:list>
      <text:p text:style-name="P20"/>
      <text:p text:style-name="P20">Discussione:</text:p>
      <text:list xml:id="list4080961432055976838" text:style-name="L2">
        <text:list-item>
          <text:p text:style-name="P21">Verifica contatti partner</text:p>
        </text:list-item>
        <text:list-item>
          <text:p text:style-name="P21">Prossimi passi</text:p>
        </text:list-item>
      </text:list>
      <text:p text:style-name="P18"/>
      <text:p text:style-name="P27">Slides/materiale Comitato Scientifico:</text:p>
      <text:p text:style-name="P27"/>
      <text:list xml:id="list4435703111965023262" text:style-name="L3">
        <text:list-item>
          <text:p text:style-name="P23"><text:soft-page-break/>Piano di lavoro Annuale → PaT</text:p>
        </text:list-item>
        <text:list-item>
          <text:p text:style-name="P23">Metodologia progettuale per gestione dei diversi aspetti → PaT</text:p>
        </text:list-item>
        <text:list-item>
          <text:p text:style-name="P23">Strategia comunicazione, spiegazione OwnCloud → PaT</text:p>
        </text:list-item>
        <text:list-item>
          <text:p text:style-name="P23">Programma di lavoro dettagliato dei task progettuali → IBACN</text:p>
        </text:list-item>
        <text:list-item>
          <text:p text:style-name="P23">Indicatori e target progettuali → IBACN</text:p>
        </text:list-item>
      </text:list>
      <text:p text:style-name="P17"/>
      <text:p text:style-name="P16"/>
      <text:p text:style-name="P24"/>
      <text:p text:style-name="P22"/>
      <text:p text:style-name="P25"/>
      <text:p text:style-name="P16"/>
      <text:p text:style-name="P1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4:58:58.119000000</meta:creation-date>
    <dc:date>2018-05-07T13:12:53.213000000</dc:date>
    <meta:editing-duration>PT15M51S</meta:editing-duration>
    <meta:editing-cycles>6</meta:editing-cycles>
    <meta:generator>LibreOffice/5.1.5.2$Windows_x86 LibreOffice_project/7a864d8825610a8c07cfc3bc01dd4fce6a9447e5</meta:generator>
    <meta:document-statistic meta:table-count="0" meta:image-count="0" meta:object-count="0" meta:page-count="2" meta:paragraph-count="32" meta:word-count="285" meta:character-count="1955" meta:non-whitespace-character-count="1710"/>
  </office:meta>
</office:document-meta>
</file>